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f48e0" officeooo:paragraph-rsid="000154f5" style:font-size-asian="15.75pt" style:font-weight-asian="bold" style:font-size-complex="18pt" style:font-weight-complex="bold"/>
    </style:style>
    <style:style style:name="P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f48e0" officeooo:paragraph-rsid="000154f5"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2pt" style:text-underline-style="none" fo:font-weight="normal" officeooo:rsid="000f48e0" officeooo:paragraph-rsid="000154f5" style:font-size-asian="10.5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0d7ec" officeooo:paragraph-rsid="000154f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style:text-underline-style="none" fo:font-weight="normal" officeooo:rsid="0010d7ec" officeooo:paragraph-rsid="000154f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0154f5"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4pt" style:text-underline-style="none" fo:font-weight="normal" officeooo:rsid="0012c036" officeooo:paragraph-rsid="000f43bd"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style:text-underline-style="none" fo:font-weight="normal" officeooo:rsid="0012c036" officeooo:paragraph-rsid="000154f5"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4pt" style:text-underline-style="none" fo:font-weight="normal" officeooo:rsid="00139823" officeooo:paragraph-rsid="0006b481" style:font-size-asian="10.5pt" style:font-weight-asian="normal" style:font-size-complex="12pt" style:font-weight-complex="normal"/>
    </style:style>
    <style:style style:name="P10" style:family="paragraph" style:parent-style-name="Standard" style:list-style-name="L1">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085445" officeooo:paragraph-rsid="00085445"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085445" officeooo:paragraph-rsid="001f0253"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style:text-underline-style="none" fo:font-weight="normal" officeooo:rsid="00085445" officeooo:paragraph-rsid="0019b4dc"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style:text-underline-style="none" fo:font-weight="normal" officeooo:rsid="0019b4dc" officeooo:paragraph-rsid="0019b4dc"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style:text-underline-style="none" fo:font-weight="normal" officeooo:rsid="00085445" officeooo:paragraph-rsid="001e028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style:text-underline-style="none" fo:font-weight="normal" officeooo:rsid="00085445" officeooo:paragraph-rsid="001aad2e"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style:text-underline-style="none" fo:font-weight="normal" officeooo:rsid="0019b4dc" officeooo:paragraph-rsid="001aad2e"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style:text-underline-style="none" fo:font-weight="normal" officeooo:rsid="001f0253" officeooo:paragraph-rsid="001f0253"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6b535" officeooo:paragraph-rsid="000154f5" style:font-size-asian="10.5pt" style:font-weight-asian="bold" style:font-size-complex="12pt" style:font-weight-complex="bold"/>
    </style:style>
    <style:style style:name="P21" style:family="paragraph" style:parent-style-name="Standard">
      <style:paragraph-properties fo:line-height="115%" fo:text-align="start" style:justify-single-word="false"/>
      <style:text-properties fo:font-size="12pt" style:text-underline-style="none" fo:font-weight="normal" officeooo:rsid="0016b535" officeooo:paragraph-rsid="0011b38c"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style:text-underline-style="solid" style:text-underline-width="auto" style:text-underline-color="font-color" fo:font-weight="bold" officeooo:rsid="000f48e0" officeooo:paragraph-rsid="000154f5" style:font-size-asian="10.5pt" style:font-weight-asian="bold" style:font-size-complex="12pt" style:font-weight-complex="bold"/>
    </style:style>
    <style:style style:name="T1" style:family="text">
      <style:text-properties officeooo:rsid="000154f5"/>
    </style:style>
    <style:style style:name="T2" style:family="text">
      <style:text-properties officeooo:rsid="0003306f"/>
    </style:style>
    <style:style style:name="T3" style:family="text">
      <style:text-properties officeooo:rsid="000a92e7"/>
    </style:style>
    <style:style style:name="T4" style:family="text">
      <style:text-properties officeooo:rsid="000be955"/>
    </style:style>
    <style:style style:name="T5" style:family="text">
      <style:text-properties officeooo:rsid="000cf5a5"/>
    </style:style>
    <style:style style:name="T6" style:family="text">
      <style:text-properties officeooo:rsid="000de38e"/>
    </style:style>
    <style:style style:name="T7" style:family="text">
      <style:text-properties officeooo:rsid="000f43bd"/>
    </style:style>
    <style:style style:name="T8" style:family="text">
      <style:text-properties fo:font-size="12pt" officeooo:rsid="000f43bd"/>
    </style:style>
    <style:style style:name="T9" style:family="text">
      <style:text-properties fo:font-size="12pt" officeooo:rsid="000ff698"/>
    </style:style>
    <style:style style:name="T10" style:family="text">
      <style:text-properties fo:font-size="12pt" officeooo:rsid="0010597f"/>
    </style:style>
    <style:style style:name="T11" style:family="text">
      <style:text-properties officeooo:rsid="0006b481"/>
    </style:style>
    <style:style style:name="T12" style:family="text">
      <style:text-properties fo:font-size="12pt" officeooo:rsid="0003306f"/>
    </style:style>
    <style:style style:name="T13" style:family="text">
      <style:text-properties fo:font-size="12pt" officeooo:rsid="00050ccd"/>
    </style:style>
    <style:style style:name="T14" style:family="text">
      <style:text-properties fo:font-size="12pt" officeooo:rsid="00055947"/>
    </style:style>
    <style:style style:name="T15" style:family="text">
      <style:text-properties fo:font-size="12pt" officeooo:rsid="0006b481"/>
    </style:style>
    <style:style style:name="T16" style:family="text">
      <style:text-properties fo:font-size="12pt" officeooo:rsid="001ae3d1"/>
    </style:style>
    <style:style style:name="T17" style:family="text">
      <style:text-properties officeooo:rsid="00085445"/>
    </style:style>
    <style:style style:name="T18" style:family="text">
      <style:text-properties officeooo:rsid="00099c4c"/>
    </style:style>
    <style:style style:name="T19" style:family="text">
      <style:text-properties officeooo:rsid="001f0253"/>
    </style:style>
    <style:style style:name="T20" style:family="text">
      <style:text-properties officeooo:rsid="00192abf"/>
    </style:style>
    <style:style style:name="T21" style:family="text">
      <style:text-properties officeooo:rsid="001e028c"/>
    </style:style>
    <style:style style:name="T22" style:family="text">
      <style:text-properties officeooo:rsid="0019b4dc"/>
    </style:style>
    <style:style style:name="T23" style:family="text">
      <style:text-properties officeooo:rsid="0010597f"/>
    </style:style>
    <style:style style:name="T24" style:family="text">
      <style:text-properties officeooo:rsid="0010ecac"/>
    </style:style>
    <style:style style:name="T25" style:family="text">
      <style:text-properties officeooo:rsid="0011b38c"/>
    </style:style>
    <style:style style:name="T26" style:family="text">
      <style:text-properties officeooo:rsid="001b5462"/>
    </style:style>
    <style:style style:name="T27" style:family="text">
      <style:text-properties officeooo:rsid="00135c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cals (Local Pass)</text:span>: Concept Documentation (Rev. A)</text:p>
      <text:p text:style-name="P2">I. Purpose</text:p>
      <text:p text:style-name="P3"><text:tab/><text:span text:style-name="T1">Locals (or Local Pass, name in progress) is a secure and easy to use password manager. </text:span><text:span text:style-name="T2">It will be designed with portability in mind. Passwords will be saved in a file local to the machine. The main point of this password manager is that it will not require a host server to keep your passwords stored across multiple machines. Password files, which will be called vaults, will be easy to transfer between devices or keep on portable storage. Plans for a server version of the project in the future are there that will allow users to self-host a server to keep their passwords in sync across machines automatically if they so please. </text:span></text:p>
      <text:p text:style-name="P3"/>
      <text:p text:style-name="P4">II. Organization</text:p>
      <text:p text:style-name="P5"><text:tab/><text:span text:style-name="T3">The user will create a vault file to get started. They will be asked which key </text:span><text:span text:style-name="T4">derivation function and </text:span><text:span text:style-name="T3">encryption algorithm </text:span><text:span text:style-name="T4">they want to use in the future, but for now both will be defaulted to PBKDF2 and AES. This will create a vault file for Locals (most probably with extension .loc or .lcl) which will store </text:span><text:span text:style-name="T5">everything needed to access the vault. Now, when the user wants to access </text:span><text:span text:style-name="T6">the vault, they will choose to load the vault file and be prompted to enter the master password for it. Once the password is verified to be correct with the stored hash, all entries in the vault will be decrypted and displayed for the user, and new entries can be added, existing ones deleted, etc. Entries will also be kept in groups. </text:span><text:span text:style-name="T7">The use of the vault files allows these passwords to be easily and safely transferred between different machines either by manually copying the file, keeping it on a portable drive, or a personal server.</text:span></text:p>
      <text:p text:style-name="P5"/>
      <text:p text:style-name="P6">III. Operations</text:p>
      <text:p text:style-name="P7"><text:tab/><text:span text:style-name="T8">Locals will be using a key derivation function to transform the user’s master password into an encryption key. This will be only PBKDF2 in the beginning and other options will be available in later versions. Similarly with the encryption algorithm, AES will be the default at first </text:span><text:span text:style-name="T9">and other options will be available later. Since vaults will be stored in JSON format, the Jackson library for Java will be used. </text:span><text:span text:style-name="T10">Maven will be the project manager. <text:s/>Classes will be designed to store all information in memory, such as an entry class, a group class, and a vault class, as well as classes to support all encryption-related algorithms.</text:span></text:p>
      <text:p text:style-name="P8"/>
      <text:p text:style-name="P6">IV. <text:span text:style-name="T11">Vault</text:span> File</text:p>
      <text:p text:style-name="P9"><text:tab/><text:span text:style-name="T12">Vaults will be files in JSON format due to the support and ease-of-use of this format in Java </text:span><text:span text:style-name="T13">with the use of the Jackson library. <text:s/></text:span><text:span text:style-name="T14">The vault will store </text:span><text:span text:style-name="T15">the salt for this vault’s master password, the hash of the master password, </text:span><text:span text:style-name="T16">and groups which consist of </text:span><text:span text:style-name="T14">entries which will consist of:</text:span></text:p>
      <text:list text:style-name="L1">
        <text:list-item>
          <text:p text:style-name="P10">The label or name of the entry</text:p>
        </text:list-item>
        <text:list-item>
          <text:p text:style-name="P10">The username for the login</text:p>
        </text:list-item>
        <text:list-item>
          <text:p text:style-name="P10">The password</text:p>
        </text:list-item>
        <text:list-item>
          <text:p text:style-name="P10">The URL of the website</text:p>
        </text:list-item>
        <text:list-item>
          <text:p text:style-name="P10">Any notes the user would like to add for the entry</text:p>
          <text:p text:style-name="P10"/>
        </text:list-item>
      </text:list>
      <text:p text:style-name="P11"><text:soft-page-break/><text:tab/>Not all of these will be used in every entry except for the name and password, so the others will be allowed to be left blank. <text:span text:style-name="T17">In the future, the blank sections may be omitted outright, but for now they will still be included for easier and more consistent parsing. <text:s/>The salt and master password hash will be stored in plain-text as the salt is not a secret and the master password hash cannot be reversed. All sections of the entry data will be encrypted as sensitive data may be present in any one of them. <text:s/></text:span><text:span text:style-name="T18">They will be encrypted into a single string. All data will be encoded to base 64 to ensure that all data is stored safely. </text:span><text:span text:style-name="T17">The vault file will look like this:<text:line-break/></text:span></text:p>
      <text:p text:style-name="P12">{</text:p>
      <text:p text:style-name="P13"><text:tab/>“<text:span text:style-name="T19">hashingAlgorithm”: “&lt;hashing-algorithm-name&gt;”,</text:span></text:p>
      <text:p text:style-name="P13"><text:tab/>“<text:span text:style-name="T19">encryptionAlgorithm”: “&lt;encryption-algorithm-name&gt;”,</text:span></text:p>
      <text:p text:style-name="P13"><text:tab/>“<text:span text:style-name="T19">iterations”: &lt;iterations&gt;,</text:span></text:p>
      <text:p text:style-name="P12"><text:tab/>“salt”: “&lt;<text:span text:style-name="T18">base64-salt&gt;”,</text:span></text:p>
      <text:p text:style-name="P12"><text:tab/>“<text:span text:style-name="T18">master-hash”: “&lt;base64-hash&gt;”,</text:span></text:p>
      <text:p text:style-name="P12"><text:tab/>“<text:span text:style-name="T20">groups</text:span><text:span text:style-name="T18">”: [</text:span></text:p>
      <text:p text:style-name="P12"><text:tab/><text:tab/><text:span text:style-name="T18">{</text:span></text:p>
      <text:p text:style-name="P12"><text:tab/><text:tab/><text:tab/>“<text:span text:style-name="T20">name”: “&lt;</text:span><text:span text:style-name="T21">base64-encrypted-name&gt;</text:span><text:span text:style-name="T20">”,</text:span></text:p>
      <text:p text:style-name="P12"><text:tab/><text:tab/><text:tab/>“<text:span text:style-name="T20">color”: “blue”,</text:span></text:p>
      <text:p text:style-name="P14"><text:tab/><text:tab/><text:tab/>“<text:span text:style-name="T20">entries”: </text:span><text:span text:style-name="T22">[</text:span></text:p>
      <text:p text:style-name="P14"><text:tab/><text:tab/><text:tab/><text:tab/><text:span text:style-name="T22">{</text:span></text:p>
      <text:p text:style-name="P14"><text:tab/><text:tab/><text:tab/><text:tab/><text:tab/>“<text:span text:style-name="T22">data”: </text:span><text:span text:style-name="T18">“base64-encrypted-json-</text:span><text:span text:style-name="T23">string</text:span><text:span text:style-name="T18">”</text:span></text:p>
      <text:p text:style-name="P14"><text:tab/><text:tab/><text:tab/><text:tab/><text:span text:style-name="T22">},</text:span></text:p>
      <text:p text:style-name="P15"><text:tab/><text:tab/><text:tab/><text:tab/>{</text:p>
      <text:p text:style-name="P14"><text:tab/><text:tab/><text:tab/><text:tab/><text:tab/>“<text:span text:style-name="T22">data”: </text:span><text:span text:style-name="T18">“base64-encrypted-json-</text:span><text:span text:style-name="T23">string</text:span><text:span text:style-name="T18">”</text:span></text:p>
      <text:p text:style-name="P14"><text:tab/><text:tab/><text:tab/><text:tab/><text:span text:style-name="T22">}</text:span></text:p>
      <text:p text:style-name="P14"><text:tab/><text:tab/><text:tab/><text:span text:style-name="T22">]</text:span></text:p>
      <text:p text:style-name="P12"><text:tab/><text:tab/><text:span text:style-name="T18">},</text:span></text:p>
      <text:p text:style-name="P12"><text:tab/><text:tab/><text:span text:style-name="T22">{</text:span></text:p>
      <text:p text:style-name="P16"><text:tab/><text:tab/><text:tab/>“<text:span text:style-name="T20">name”: “&lt;</text:span><text:span text:style-name="T21">base64-encrypted-name&gt;</text:span><text:span text:style-name="T20">”,</text:span></text:p>
      <text:p text:style-name="P14"><text:tab/><text:tab/><text:tab/>“<text:span text:style-name="T20">color”: “</text:span><text:span text:style-name="T22">red</text:span><text:span text:style-name="T20">”,</text:span></text:p>
      <text:p text:style-name="P17"><text:tab/><text:tab/><text:tab/>“<text:span text:style-name="T20">entries”: </text:span><text:span text:style-name="T22">[</text:span></text:p>
      <text:p text:style-name="P17"><text:tab/><text:tab/><text:tab/><text:tab/><text:span text:style-name="T22">{</text:span></text:p>
      <text:p text:style-name="P17"><text:tab/><text:tab/><text:tab/><text:tab/><text:tab/>“<text:span text:style-name="T22">data”: </text:span><text:span text:style-name="T18">“base64-encrypted-json-</text:span><text:span text:style-name="T23">string</text:span><text:span text:style-name="T18">”</text:span></text:p>
      <text:p text:style-name="P17"><text:tab/><text:tab/><text:tab/><text:tab/><text:span text:style-name="T22">},</text:span></text:p>
      <text:p text:style-name="P18"><text:tab/><text:tab/><text:tab/><text:tab/>{</text:p>
      <text:p text:style-name="P17"><text:tab/><text:tab/><text:tab/><text:tab/><text:tab/>“<text:span text:style-name="T22">data”: </text:span><text:span text:style-name="T18">“base64-encrypted-json-</text:span><text:span text:style-name="T23">string</text:span><text:span text:style-name="T18">”</text:span></text:p>
      <text:p text:style-name="P17"><text:tab/><text:tab/><text:tab/><text:tab/><text:span text:style-name="T22">}</text:span></text:p>
      <text:p text:style-name="P17"><text:tab/><text:tab/><text:tab/><text:span text:style-name="T22">]</text:span></text:p>
      <text:p text:style-name="P12"><text:tab/><text:tab/><text:span text:style-name="T22">}</text:span></text:p>
      <text:p text:style-name="P12"><text:tab/><text:span text:style-name="T18">]</text:span></text:p>
      <text:p text:style-name="P12">}</text:p>
      <text:p text:style-name="P12"/>
      <text:p text:style-name="P12"><text:soft-page-break/><text:span text:style-name="T19">When decrypted, the entry JSON format will be this:</text:span></text:p>
      <text:p text:style-name="P12"/>
      <text:p text:style-name="P19">{</text:p>
      <text:p text:style-name="P19"><text:tab/>“name”: “&lt;name&gt;”,</text:p>
      <text:p text:style-name="P19"><text:tab/>“username”: “&lt;username&gt;”,</text:p>
      <text:p text:style-name="P19"><text:tab/>“password”: “&lt;password&gt;”,</text:p>
      <text:p text:style-name="P19"><text:tab/>“url”: “&lt;url&gt;”,</text:p>
      <text:p text:style-name="P19"><text:tab/>“notes”: “&lt;notes&gt;”</text:p>
      <text:p text:style-name="P19">}</text:p>
      <text:p text:style-name="P6"/>
      <text:p text:style-name="P6">V. Server Side Setup</text:p>
      <text:p text:style-name="P8"><text:tab/><text:span text:style-name="T24">A server version of the software will be developed in the future, giving users the option to setup a personal server to keep their vaults in sync between separate machines without the need to manually transfer the files. This is not planned for the initial release of the software, but it will include a service for either a Windows or GNU/Linux machine that will be listening on a port of the user’s choosing (a default unregistered port will be decided as well) for incoming connections between machines. </text:span><text:span text:style-name="T25">When this is implemented, a method for checking for vault changes between the server and the client machines will be developed, most likely storing of last date changed and hash signatures of files, to determine which version of the files are most up to date. More detail to come in a later revision when this begins development.</text:span></text:p>
      <text:p text:style-name="P8"/>
      <text:p text:style-name="P20">VI. <text:span text:style-name="T26">Deliverables</text:span></text:p>
      <text:p text:style-name="P21"><text:tab/><text:span text:style-name="T25">The project will be deployed as both a JAR file, to be run on user machines through a JRE, and a native executable file built using Maven. <text:s/>This allows the user to decide how to run the application while still being accessible to all platforms. The native executable will most likely only be available for Windows and distributions of GNU/Linux, as the team does not have access to a machine running a modern version of MacOS, though this may be remedied by use of a VM in the future, but for now, MacOS users will still be able to run the application through the JAR file or by building the executable themselves. </text:span></text:p>
      <text:p text:style-name="P21"/>
      <text:p text:style-name="P21"><text:tab/><text:span text:style-name="T25">The server </text:span><text:span text:style-name="T27">software will be a service that will be listening for incoming machines. This might be implemented using Docker to make the process easier across all platforms and environments for the easiest setup process.</text:span></text:p>
      <text:p text:style-name="P6"/>
      <text:p text:style-name="P3"/>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06:40.889706507</meta:creation-date>
    <dc:date>2025-05-04T00:55:49.475086325</dc:date>
    <meta:editing-duration>PT5H22M42S</meta:editing-duration>
    <meta:editing-cycles>23</meta:editing-cycles>
    <meta:generator>LibreOffice/25.2.3.2$Linux_X86_64 LibreOffice_project/520$Build-2</meta:generator>
    <meta:document-statistic meta:table-count="0" meta:image-count="0" meta:object-count="0" meta:page-count="3" meta:paragraph-count="62" meta:word-count="983" meta:character-count="5847" meta:non-whitespace-character-count="4819"/>
  </office:meta>
</office:document-meta>
</file>